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3.2709in"/>
    </style:style>
    <style:style style:name="co6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0.7083in"/>
    </style:style>
    <style:style style:name="co8" style:family="table-column">
      <style:table-column-properties fo:break-before="auto" style:column-width="1.9689in"/>
    </style:style>
    <style:style style:name="co9" style:family="table-column">
      <style:table-column-properties fo:break-before="auto" style:column-width="2.5311in"/>
    </style:style>
    <style:style style:name="co10" style:family="table-column">
      <style:table-column-properties fo:break-before="auto" style:column-width="0.6457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3.0417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7709in"/>
    </style:style>
    <style:style style:name="co15" style:family="table-column">
      <style:table-column-properties fo:break-before="auto" style:column-width="4.7811in"/>
    </style:style>
    <style:style style:name="co16" style:family="table-column">
      <style:table-column-properties fo:break-before="auto" style:column-width="0.5102in"/>
    </style:style>
    <style:style style:name="co17" style:family="table-column">
      <style:table-column-properties fo:break-before="auto" style:column-width="2.9374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2.198in"/>
    </style:style>
    <style:style style:name="co20" style:family="table-column">
      <style:table-column-properties fo:break-before="auto" style:column-width="1.5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0.6146in"/>
    </style:style>
    <style:style style:name="co23" style:family="table-column">
      <style:table-column-properties fo:break-before="auto" style:column-width="1.7398in"/>
    </style:style>
    <style:style style:name="co24" style:family="table-column">
      <style:table-column-properties fo:break-before="auto" style:column-width="2.2083in"/>
    </style:style>
    <style:style style:name="co25" style:family="table-column">
      <style:table-column-properties fo:break-before="auto" style:column-width="1.5102in"/>
    </style:style>
    <style:style style:name="co26" style:family="table-column">
      <style:table-column-properties fo:break-before="auto" style:column-width="0.2602in"/>
    </style:style>
    <style:style style:name="co27" style:family="table-column">
      <style:table-column-properties fo:break-before="auto" style:column-width="2.9583in"/>
    </style:style>
    <style:style style:name="co28" style:family="table-column">
      <style:table-column-properties fo:break-before="auto" style:column-width="3.8752in"/>
    </style:style>
    <style:style style:name="co29" style:family="table-column">
      <style:table-column-properties fo:break-before="auto" style:column-width="3.3335in"/>
    </style:style>
    <style:style style:name="co30" style:family="table-column">
      <style:table-column-properties fo:break-before="auto" style:column-width="2.7189in"/>
    </style:style>
    <style:style style:name="co31" style:family="table-column">
      <style:table-column-properties fo:break-before="auto" style:column-width="2.4272in"/>
    </style:style>
    <style:style style:name="co32" style:family="table-column">
      <style:table-column-properties fo:break-before="auto" style:column-width="0.7602in"/>
    </style:style>
    <style:style style:name="co33" style:family="table-column">
      <style:table-column-properties fo:break-before="auto" style:column-width="2.3335in"/>
    </style:style>
    <style:style style:name="co34" style:family="table-column">
      <style:table-column-properties fo:break-before="auto" style:column-width="1.9898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7602in"/>
    </style:style>
    <style:style style:name="co37" style:family="table-column">
      <style:table-column-properties fo:break-before="auto" style:column-width="1.0102in"/>
    </style:style>
    <style:style style:name="co38" style:family="table-column">
      <style:table-column-properties fo:break-before="auto" style:column-width="0.8335in"/>
    </style:style>
    <style:style style:name="co39" style:family="table-column">
      <style:table-column-properties fo:break-before="auto" style:column-width="6.1772in"/>
    </style:style>
    <style:style style:name="co40" style:family="table-column">
      <style:table-column-properties fo:break-before="auto" style:column-width="5.4063in"/>
    </style:style>
    <style:style style:name="co41" style:family="table-column">
      <style:table-column-properties fo:break-before="auto" style:column-width="3.2811in"/>
    </style:style>
    <style:style style:name="co42" style:family="table-column">
      <style:table-column-properties fo:break-before="auto" style:column-width="3.0209in"/>
    </style:style>
    <style:style style:name="co43" style:family="table-column">
      <style:table-column-properties fo:break-before="auto" style:column-width="2.552in"/>
    </style:style>
    <style:style style:name="co44" style:family="table-column">
      <style:table-column-properties fo:break-before="auto" style:column-width="0.2398in"/>
    </style:style>
    <style:style style:name="co45" style:family="table-column">
      <style:table-column-properties fo:break-before="auto" style:column-width="3.7291in"/>
    </style:style>
    <style:style style:name="co46" style:family="table-column">
      <style:table-column-properties fo:break-before="auto" style:column-width="2.6146in"/>
    </style:style>
    <style:style style:name="co47" style:family="table-column">
      <style:table-column-properties fo:break-before="auto" style:column-width="2.8228in"/>
    </style:style>
    <style:style style:name="co48" style:family="table-column">
      <style:table-column-properties fo:break-before="auto" style:column-width="3.7602in"/>
    </style:style>
    <style:style style:name="co49" style:family="table-column">
      <style:table-column-properties fo:break-before="auto" style:column-width="0.448in"/>
    </style:style>
    <style:style style:name="co50" style:family="table-column">
      <style:table-column-properties fo:break-before="auto" style:column-width="7.0209in"/>
    </style:style>
    <style:style style:name="co51" style:family="table-column">
      <style:table-column-properties fo:break-before="auto" style:column-width="6.3543in"/>
    </style:style>
    <style:style style:name="co52" style:family="table-column">
      <style:table-column-properties fo:break-before="auto" style:column-width="0.1874in"/>
    </style:style>
    <style:style style:name="co53" style:family="table-column">
      <style:table-column-properties fo:break-before="auto" style:column-width="2.4583in"/>
    </style:style>
    <style:style style:name="co54" style:family="table-column">
      <style:table-column-properties fo:break-before="auto" style:column-width="5.3752in"/>
    </style:style>
    <style:style style:name="co55" style:family="table-column">
      <style:table-column-properties fo:break-before="auto" style:column-width="0.3543in"/>
    </style:style>
    <style:style style:name="co56" style:family="table-column">
      <style:table-column-properties fo:break-before="auto" style:column-width="0.3646in"/>
    </style:style>
    <style:style style:name="co57" style:family="table-column">
      <style:table-column-properties fo:break-before="auto" style:column-width="3.5in"/>
    </style:style>
    <style:style style:name="co58" style:family="table-column">
      <style:table-column-properties fo:break-before="auto" style:column-width="2.3646in"/>
    </style:style>
    <style:style style:name="co59" style:family="table-column">
      <style:table-column-properties fo:break-before="auto" style:column-width="3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F1">
      <style:table-properties table:display="true" style:writing-mode="lr-tb"/>
    </style:style>
    <style:style style:name="ta2" style:family="table" style:master-page-name="PageStyle_5f_F1M">
      <style:table-properties table:display="true" style:writing-mode="lr-tb"/>
    </style:style>
    <style:style style:name="ta3" style:family="table" style:master-page-name="PageStyle_5f_F2">
      <style:table-properties table:display="true" style:writing-mode="lr-tb"/>
    </style:style>
    <style:style style:name="ta4" style:family="table" style:master-page-name="PageStyle_5f_F3">
      <style:table-properties table:display="true" style:writing-mode="lr-tb"/>
    </style:style>
    <style:style style:name="ta5" style:family="table" style:master-page-name="PageStyle_5f_F3P">
      <style:table-properties table:display="true" style:writing-mode="lr-tb"/>
    </style:style>
    <style:style style:name="ta6" style:family="table" style:master-page-name="PageStyle_5f_F3PL31">
      <style:table-properties table:display="true" style:writing-mode="lr-tb"/>
    </style:style>
    <style:style style:name="ta7" style:family="table" style:master-page-name="PageStyle_5f_F3X">
      <style:table-properties table:display="true" style:writing-mode="lr-tb"/>
    </style:style>
    <style:style style:name="ta8" style:family="table" style:master-page-name="PageStyle_5f_F3Z">
      <style:table-properties table:display="true" style:writing-mode="lr-tb"/>
    </style:style>
    <style:style style:name="ta9" style:family="table" style:master-page-name="PageStyle_5f_F4">
      <style:table-properties table:display="true" style:writing-mode="lr-tb"/>
    </style:style>
    <style:style style:name="ta10" style:family="table" style:master-page-name="PageStyle_5f_F5">
      <style:table-properties table:display="true" style:writing-mode="lr-tb"/>
    </style:style>
    <style:style style:name="ta11" style:family="table" style:master-page-name="PageStyle_5f_F56">
      <style:table-properties table:display="true" style:writing-mode="lr-tb"/>
    </style:style>
    <style:style style:name="ta12" style:family="table" style:master-page-name="PageStyle_5f_F57">
      <style:table-properties table:display="true" style:writing-mode="lr-tb"/>
    </style:style>
    <style:style style:name="ta13" style:family="table" style:master-page-name="PageStyle_5f_F6">
      <style:table-properties table:display="true" style:writing-mode="lr-tb"/>
    </style:style>
    <style:style style:name="ta14" style:family="table" style:master-page-name="PageStyle_5f_F65">
      <style:table-properties table:display="true" style:writing-mode="lr-tb"/>
    </style:style>
    <style:style style:name="ta15" style:family="table" style:master-page-name="PageStyle_5f_F7">
      <style:table-properties table:display="true" style:writing-mode="lr-tb"/>
    </style:style>
    <style:style style:name="ta16" style:family="table" style:master-page-name="PageStyle_5f_F76">
      <style:table-properties table:display="true" style:writing-mode="lr-tb"/>
    </style:style>
    <style:style style:name="ta17" style:family="table" style:master-page-name="PageStyle_5f_F8">
      <style:table-properties table:display="true" style:writing-mode="lr-tb"/>
    </style:style>
    <style:style style:name="ta18" style:family="table" style:master-page-name="PageStyle_5f_F82">
      <style:table-properties table:display="true" style:writing-mode="lr-tb"/>
    </style:style>
    <style:style style:name="ta19" style:family="table" style:master-page-name="PageStyle_5f_F83">
      <style:table-properties table:display="true" style:writing-mode="lr-tb"/>
    </style:style>
    <style:style style:name="ta20" style:family="table" style:master-page-name="PageStyle_5f_SA">
      <style:table-properties table:display="true" style:writing-mode="lr-tb"/>
    </style:style>
    <style:style style:name="ta21" style:family="table" style:master-page-name="PageStyle_5f_SB">
      <style:table-properties table:display="true" style:writing-mode="lr-tb"/>
    </style:style>
    <style:style style:name="ta22" style:family="table" style:master-page-name="PageStyle_5f_SC">
      <style:table-properties table:display="true" style:writing-mode="lr-tb"/>
    </style:style>
    <style:style style:name="ta23" style:family="table" style:master-page-name="PageStyle_5f_SC1">
      <style:table-properties table:display="true" style:writing-mode="lr-tb"/>
    </style:style>
    <style:style style:name="ta24" style:family="table" style:master-page-name="PageStyle_5f_SD">
      <style:table-properties table:display="true" style:writing-mode="lr-tb"/>
    </style:style>
    <style:style style:name="ta25" style:family="table" style:master-page-name="PageStyle_5f_SE">
      <style:table-properties table:display="true" style:writing-mode="lr-tb"/>
    </style:style>
    <style:style style:name="ta26" style:family="table" style:master-page-name="PageStyle_5f_SF">
      <style:table-properties table:display="true" style:writing-mode="lr-tb"/>
    </style:style>
    <style:style style:name="ta27" style:family="table" style:master-page-name="PageStyle_5f_SH1">
      <style:table-properties table:display="true" style:writing-mode="lr-tb"/>
    </style:style>
    <style:style style:name="ta28" style:family="table" style:master-page-name="PageStyle_5f_SH2">
      <style:table-properties table:display="true" style:writing-mode="lr-tb"/>
    </style:style>
    <style:style style:name="ta29" style:family="table" style:master-page-name="PageStyle_5f_SH3">
      <style:table-properties table:display="true" style:writing-mode="lr-tb"/>
    </style:style>
    <style:style style:name="ta30" style:family="table" style:master-page-name="PageStyle_5f_SH4">
      <style:table-properties table:display="true" style:writing-mode="lr-tb"/>
    </style:style>
    <style:style style:name="ta31" style:family="table" style:master-page-name="PageStyle_5f_SI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 <text:s text:c="2"/>The S is used to indicate secondary record information such as another bank account. There is no limit on the number of 'S' type records, which should always be positioned after a 'N' or 'A' Type</text:p>
          </table:table-cell>
          <table:table-cell office:value-type="string" calcext:value-type="string">
            <text:p><text:s/>value = F1 plus ‘N’ , A or S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DATE <text:s text:c="3"/>(SUBMITT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HG OF COMMITTEE NAME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COMMITTEE TYPE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REQ. <text:s/>Value: ‘A’ through ‘F’ <text:s text:c="2"/>??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ND / OFFICE SOUGHT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D / STATE <text:s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ND / DISTRIC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PARTY CODE</text:p>
          </table:table-cell>
          <table:table-cell office:value-type="string" calcext:value-type="string">
            <text:p>(A-3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PARTY TYPE</text:p>
          </table:table-cell>
          <table:table-cell office:value-type="string" calcext:value-type="string">
            <text:p>(A/N-3 )</text:p>
          </table:table-cell>
          <table:table-cell/>
          <table:table-cell office:value-type="string" calcext:value-type="string">
            <text:p>Value: ‘ ‘, NAT , STA <text:s/>or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 <text:s/>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RELATIONSHIP WITH ABOVE CMT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GANIZATION TYP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‘ ‘, C, T, L, M, V, W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IND/NAME <text:s text:c="2"/>(CUSTODIAN NAM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TELEPHONE</text:p>
          </table:table-cell>
          <table:table-cell office:value-type="string" calcext:value-type="string">
            <text:p>(NUM-10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/NAME <text:s text:c="3"/>(TREASUR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(NUM-10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D/NAME <text:s text:c="2"/>(DESIGNATED AGENT)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NUM-9)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(NUM-10)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3"/>IND/NAME (BANK/OTH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IND/NAME <text:s text:c="2"/>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DATE <text:s text:c="3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M" table:style-name="ta2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Combines Form (F1M)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1M <text:s/>plus ‘N’ or ‘A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OMMITTEE TYPE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: <text:s/>(X, N,’ ‘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DATE <text:s text:c="2"/>( OF AFFILI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3"/>DATE <text:s/>(OF 51ST CONTRIBUTOR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3"/>DATE <text:s/>(OF ORIGINAL REGISTR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DATE <text:s/>(COMMITTEE MET REQUIREMENT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3"/>IND/NAME <text:s text:c="3"/>(TREASURER) SIGNATURE OF TREAS</text:p>
          </table:table-cell>
          <table:table-cell office:value-type="string" calcext:value-type="string">
            <text:p>(A/N-3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3"/>DATE <text:s text:c="2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" table:style-name="ta3">
        <table:table-column table:style-name="co1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EC CANDIDAT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CANDIDATE NAME</text:p>
          </table:table-cell>
          <table:table-cell office:value-type="string" calcext:value-type="string">
            <text:p>(A/N-38)<text:span text:style-name="T1"> </text:span>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STREET 1</text:p>
          </table:table-cell>
          <table:table-cell office:value-type="string" calcext:value-type="string">
            <text:p>(A/N-34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STREET 2</text:p>
          </table:table-cell>
          <table:table-cell office:value-type="string" calcext:value-type="string">
            <text:p>(A/N-34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-2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PTY/CODE</text:p>
          </table:table-cell>
          <table:table-cell office:value-type="string" calcext:value-type="string">
            <text:p>(A-3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N/OFF</text:p>
          </table:table-cell>
          <table:table-cell office:value-type="string" calcext:value-type="string">
            <text:p>(A-1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STATE <text:s text:c="3"/>(OF ELECTION)</text:p>
          </table:table-cell>
          <table:table-cell office:value-type="string" calcext:value-type="string">
            <text:p>(A-2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N/DIST</text:p>
          </table:table-cell>
          <table:table-cell office:value-type="string" calcext:value-type="string">
            <text:p>(NUM-2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YEAR OF ELECTION 1900-2999</text:p>
          </table:table-cell>
          <table:table-cell office:value-type="string" calcext:value-type="string">
            <text:p>(NUM-4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FEC COMMITTEE ID NUMBER (PCC)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COMMITTEE NAME (PCC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FEC COMMITTEE ID NUMBER (AUTH)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COMMITTEE NAME <text:s/>(AUTH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4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" table:style-name="ta4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3 <text:s/>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ELECTION 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ELECTION DISTRIC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 = ‘P’ ‘G’ ‘S’ ‘R’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DATE <text:s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TATE 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ACTIVITY PRIMARY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ACTIVITY GENERAL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ACTIVITY SPECIAL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ACTIVITY RUNOFF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5"/>(6a) Total Contributions (NO Loans)</text:p>
          </table:table-cell>
          <table:table-cell table:number-columns-repeated="2"/>
          <table:table-cell office:value-type="string" calcext:value-type="string">
            <text:p>37. (line 11(e)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5"/>(6b) Total Contribution Refunds</text:p>
          </table:table-cell>
          <table:table-cell table:number-columns-repeated="2"/>
          <table:table-cell office:value-type="string" calcext:value-type="string">
            <text:p>53. (line 20(d)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5"/>(6c) Net Contributions</text:p>
          </table:table-cell>
          <table:table-cell table:number-columns-repeated="2"/>
          <table:table-cell office:value-type="string" calcext:value-type="string">
            <text:p>22.-23. (6a-6b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5"/>(7a) Total Operating Expenditures</text:p>
          </table:table-cell>
          <table:table-cell table:number-columns-repeated="2"/>
          <table:table-cell office:value-type="string" calcext:value-type="string">
            <text:p>45. (line 17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5"/>(7b) Total Offset to Operating Expenditures</text:p>
          </table:table-cell>
          <table:table-cell table:number-columns-repeated="2"/>
          <table:table-cell office:value-type="string" calcext:value-type="string">
            <text:p>42. (line 14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5"/>(7c) NET Operating Expenditures</text:p>
          </table:table-cell>
          <table:table-cell table:number-columns-repeated="2"/>
          <table:table-cell office:value-type="string" calcext:value-type="string">
            <text:p>25.-26. (7a-7b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 Cash on Hand Close of reporting period</text:p>
          </table:table-cell>
          <table:table-cell table:number-columns-repeated="2"/>
          <table:table-cell office:value-type="string" calcext:value-type="string">
            <text:p>60. (line 27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 DEBTS TO <text:s text:c="3"/>( Totals from SCH C and/or D)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 DEBTS BY <text:s/>(Totals from SCH C and/or D)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5"/>11(ai) Individuals Itemized</text:p>
          </table:table-cell>
          <table:table-cell table:number-columns-repeated="2"/>
          <table:table-cell office:value-type="string" calcext:value-type="string">
            <text:p>Schedule 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5"/>11(aii) Individuals UnItemize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5"/>11(aiii) Individual Contribution Total</text:p>
          </table:table-cell>
          <table:table-cell table:number-columns-repeated="2"/>
          <table:table-cell office:value-type="string" calcext:value-type="string">
            <text:p>31+32 (11(a.i)+11(a.ii)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5"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5"/>11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5"/>11(d) The Candidate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5"/>11(e) Total Contributions</text:p>
          </table:table-cell>
          <table:table-cell table:number-columns-repeated="2"/>
          <table:table-cell office:value-type="string" calcext:value-type="string">
            <text:p>33.+34.+35.+36. (11(a.iii)+11(b)+11(c)+11(d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 Transfers from Other Authorized Committees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3(a) Loans made or guarn. by the Candidate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3(b) All Other Loans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3(c) Total Loans</text:p>
          </table:table-cell>
          <table:table-cell table:number-columns-repeated="2"/>
          <table:table-cell office:value-type="string" calcext:value-type="string">
            <text:p>39.+40. (13(a)+13(b))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 Offsets to Operating Expenditures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5 Other Receipts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6. Total Receipts</text:p>
          </table:table-cell>
          <table:table-cell table:number-columns-repeated="2"/>
          <table:table-cell office:value-type="string" calcext:value-type="string">
            <text:p>37.+38.+41.+42.+43. (11(e)+12+13(c)+14+15)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7 Operating Expenditur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 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5"/>19(a) Of Loans made or guar <text:s/>by the Candidate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5"/>19(b) Loan Repayments, All Other Loans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19(c) Total Loan Repayments</text:p>
          </table:table-cell>
          <table:table-cell table:number-columns-repeated="2"/>
          <table:table-cell office:value-type="string" calcext:value-type="string">
            <text:p>47.+48. (19(a)+19(b))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5"/>20(a) Refund/Individuals Other than Pol <text:s/>Cmtes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5"/>20(b) Refund Political Party Committee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5"/>20(c) Refund Other Political Committee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5"/>20(d) Total Contributions Refunds</text:p>
          </table:table-cell>
          <table:table-cell table:number-columns-repeated="2"/>
          <table:table-cell office:value-type="string" calcext:value-type="string">
            <text:p>50.+51.+52. (20(a)+20(b)+20(c))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 Other Disbursements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 Total Disbursements</text:p>
          </table:table-cell>
          <table:table-cell table:number-columns-repeated="2"/>
          <table:table-cell office:value-type="string" calcext:value-type="string">
            <text:p>45.+46.+49.+53.+54. (17+18+19(c)+20(d)+21)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3 Cash Beginning Reporting Period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 Total Receipts this Period</text:p>
          </table:table-cell>
          <table:table-cell table:number-columns-repeated="2"/>
          <table:table-cell office:value-type="string" calcext:value-type="string">
            <text:p>field 44 (line 16)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 SubTotal)</text:p>
          </table:table-cell>
          <table:table-cell table:number-columns-repeated="2"/>
          <table:table-cell office:value-type="string" calcext:value-type="string">
            <text:p>56.+57. (23+24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6 Total Disbursements this Period</text:p>
          </table:table-cell>
          <table:table-cell table:number-columns-repeated="2"/>
          <table:table-cell office:value-type="string" calcext:value-type="string">
            <text:p>field 55 (line 22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7 Cash on hand at Close Period</text:p>
          </table:table-cell>
          <table:table-cell table:number-columns-repeated="2"/>
          <table:table-cell office:value-type="string" calcext:value-type="string">
            <text:p>58.-59. (25-26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5"/>(6a) Total Contributions (No Loans)</text:p>
          </table:table-cell>
          <table:table-cell table:number-columns-repeated="2"/>
          <table:table-cell office:value-type="string" calcext:value-type="string">
            <text:p>73 (line 11(e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5"/>(6b) Total Contribution Refunds</text:p>
          </table:table-cell>
          <table:table-cell table:number-columns-repeated="2"/>
          <table:table-cell office:value-type="string" calcext:value-type="string">
            <text:p>89 (line 20d))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5"/>(6c) Net Contributions</text:p>
          </table:table-cell>
          <table:table-cell table:number-columns-repeated="2"/>
          <table:table-cell office:value-type="string" calcext:value-type="string">
            <text:p>61-62 (6a-6b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5"/>(7a) Total Operating Expenditures</text:p>
          </table:table-cell>
          <table:table-cell table:number-columns-repeated="2"/>
          <table:table-cell office:value-type="string" calcext:value-type="string">
            <text:p>81. (line 17)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5"/>(7b) Total Offsets to Operating Expenditures</text:p>
          </table:table-cell>
          <table:table-cell table:number-columns-repeated="2"/>
          <table:table-cell office:value-type="string" calcext:value-type="string">
            <text:p>78. (line 14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5"/>(7c) NET Operating Expenditures</text:p>
          </table:table-cell>
          <table:table-cell table:number-columns-repeated="2"/>
          <table:table-cell office:value-type="string" calcext:value-type="string">
            <text:p>64-65 (7a-7b)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5"/>11(ai) Individuals Itemized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5"/>11(aii) Individuals UnItemize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5"/>11(aiii) Individuals Total</text:p>
          </table:table-cell>
          <table:table-cell table:number-columns-repeated="2"/>
          <table:table-cell office:value-type="string" calcext:value-type="string">
            <text:p>67+68 (11(a.i)+11(a.ii))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5"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5"/>11(c) All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5"/>11(d) THE CANDIDATE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5"/>11(e) Total Contributions</text:p>
          </table:table-cell>
          <table:table-cell table:number-columns-repeated="2"/>
          <table:table-cell office:value-type="string" calcext:value-type="string">
            <text:p>69+70+71+72 (11(a.iii)+11(b)+11(c)+11(d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 Transfers from Other AUTH Committees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(a) Loans made or guarn. by the Candidate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5"/>13(b) All Other Loans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5"/>13(c) Total Loans</text:p>
          </table:table-cell>
          <table:table-cell table:number-columns-repeated="2"/>
          <table:table-cell office:value-type="string" calcext:value-type="string">
            <text:p>75+76 (13(a)+13(b))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4 Offsets to Operating Expenditures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 Other Receipts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6. Total Receipts</text:p>
          </table:table-cell>
          <table:table-cell table:number-columns-repeated="2"/>
          <table:table-cell office:value-type="string" calcext:value-type="string">
            <text:p>73+74+77+78+79 (11(e)+12+13(c)+14+15)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3"/>17 Operating Expenditures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 Transfers To Other AUTH Committees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5"/>19(a) Loan Repayment to Candidate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5"/>19(b) Loan Repayments, <text:s/>ALL Other Loans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5"/>19(c) Total Loan Repayments</text:p>
          </table:table-cell>
          <table:table-cell table:number-columns-repeated="2"/>
          <table:table-cell office:value-type="string" calcext:value-type="string">
            <text:p>83+84 (19(a)+19(b))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5"/>20(a) Refund/Individuals Other than Pol <text:s/>Cmtes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5"/>20(b) Refund, Political Party Committees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5"/>20(c) Refund, Other Political Committees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5"/>20(d) Total Contributions Refunds</text:p>
          </table:table-cell>
          <table:table-cell table:number-columns-repeated="2"/>
          <table:table-cell office:value-type="string" calcext:value-type="string">
            <text:p>86+87+88 <text:s text:c="4"/>(20(a)+20(b)+20(c))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 Other Disbursements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2 Total Disbursements</text:p>
          </table:table-cell>
          <table:table-cell table:number-columns-repeated="2"/>
          <table:table-cell office:value-type="string" calcext:value-type="string">
            <text:p>81+82+85+89+90 <text:s text:c="3"/>(17+18+19(c)+20(d)+21)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3"/>IND/NAME <text:s text:c="2"/>(TREASURER)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SIG OF TREAS (see section III of Electronic Filing Specifications Requirements)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" table:style-name="ta5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0" table:default-cell-style-name="ce1"/>
        <table:table-column table:style-name="co23" table:default-cell-style-name="ce1"/>
        <table:table-column table:style-name="co21" table:default-cell-style-name="ce1"/>
        <table:table-column table:style-name="co3" table:number-columns-repeated="243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3P <text:s/>plus ‘N’, ‘A’, ‘T’ <text:s text:c="2"/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ACTIVITY PRIMARY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CTIVITY GENERAL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PTPGI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DATE <text:s text:c="3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TATE <text:s text:c="3"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 <text:s/>Cash on Hand Beginning Period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 <text:s/>Total Receipts</text:p>
          </table:table-cell>
          <table:table-cell table:number-columns-repeated="2"/>
          <table:table-cell office:value-type="string" calcext:value-type="string">
            <text:p>FIELD 43 <text:s text:c="2"/>(LINE 22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 <text:s/>SubTotal</text:p>
          </table:table-cell>
          <table:table-cell table:number-columns-repeated="2"/>
          <table:table-cell office:value-type="string" calcext:value-type="string">
            <text:p>18+19 <text:s text:c="2"/>(6+7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 <text:s/>Total Disbursements</text:p>
          </table:table-cell>
          <table:table-cell table:number-columns-repeated="2"/>
          <table:table-cell office:value-type="string" calcext:value-type="string">
            <text:p>FIELD 56 <text:s text:c="2"/>(LINE 30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 Cash on Hand Close of Period</text:p>
          </table:table-cell>
          <table:table-cell table:number-columns-repeated="2"/>
          <table:table-cell office:value-type="string" calcext:value-type="string">
            <text:p>20 -21 <text:s text:c="2"/>(8 - 9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 Debts to</text:p>
          </table:table-cell>
          <table:table-cell table:number-columns-repeated="2"/>
          <table:table-cell office:value-type="string" calcext:value-type="string">
            <text:p>(SCH C-P AND/OR D-P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 Debts by</text:p>
          </table:table-cell>
          <table:table-cell table:number-columns-repeated="2"/>
          <table:table-cell office:value-type="string" calcext:value-type="string">
            <text:p>(SCH C-P AND/OR D-P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 Expenditures Subject to Limi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 Net Contributions</text:p>
          </table:table-cell>
          <table:table-cell table:number-columns-repeated="2"/>
          <table:table-cell office:value-type="string" calcext:value-type="string">
            <text:p>118 -139 <text:s text:c="2"/>(LINE 17e col B - line 28d col B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 Net Operating Expenditures</text:p>
          </table:table-cell>
          <table:table-cell table:number-columns-repeated="2"/>
          <table:table-cell office:value-type="string" calcext:value-type="string">
            <text:p>129 -123 <text:s text:c="2"/>(LINE 23 col B - line 20a col B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 Federal Funds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5"/>17(a) <text:s/>Individuals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5"/>17(b) Politial Party Committee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5"/>17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5"/>17(d) the Candidate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5"/>17(e) Total Contributions</text:p>
          </table:table-cell>
          <table:table-cell table:number-columns-repeated="2"/>
          <table:table-cell office:value-type="string" calcext:value-type="string">
            <text:p>(Other than Loans) 29+30+31+32 <text:s text:c="5"/>(17(a)+17b+17c+17d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 Transfers from aff/Other Party Committee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5"/>19(a) Received from or Guranteed by Candidate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5"/>19(b) Other Loans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5"/>19(c) Total Loans</text:p>
          </table:table-cell>
          <table:table-cell table:number-columns-repeated="2"/>
          <table:table-cell office:value-type="string" calcext:value-type="string">
            <text:p>35+36 <text:s text:c="2"/>(19(a)+19(b)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5"/>20(a) Operating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5"/>20(b) Fundraising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5"/>20(c) Legal and Accounting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5"/>20(d) Total offsets to Operating Expenditures</text:p>
          </table:table-cell>
          <table:table-cell table:number-columns-repeated="2"/>
          <table:table-cell office:value-type="string" calcext:value-type="string">
            <text:p>38+39+40 <text:s text:c="2"/>(20a+20b+20c)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1 Other Receipts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 Total Receipts</text:p>
          </table:table-cell>
          <table:table-cell table:number-columns-repeated="2"/>
          <table:table-cell office:value-type="string" calcext:value-type="string">
            <text:p>28+33+34+37+41+42 <text:s text:c="6"/>(16+17(e)+18+19(c)+20(d)+21)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 Operating Expenditures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 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 Fundraising Disbursement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6 Exempt Legal and accounting Disbursements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5"/>27(a) Made or guranteed by Candidate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27(b) Other Repayments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5"/>27(c) Total Loan Repayments Made</text:p>
          </table:table-cell>
          <table:table-cell table:number-columns-repeated="2"/>
          <table:table-cell office:value-type="string" calcext:value-type="string">
            <text:p>48+49 <text:s text:c="2"/>(27(a)+27(b))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5"/>28(a) Individual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5"/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5"/>28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5"/>28(d) Total Contributions Refunds</text:p>
          </table:table-cell>
          <table:table-cell table:number-columns-repeated="2"/>
          <table:table-cell office:value-type="string" calcext:value-type="string">
            <text:p>51+52+53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9 Other Disbursements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 Total Disbursements</text:p>
          </table:table-cell>
          <table:table-cell table:number-columns-repeated="2"/>
          <table:table-cell office:value-type="string" calcext:value-type="string">
            <text:p>44+45+46+47+50+54+55 <text:s text:c="5"/>(23+24+25+26+27(c)+28(d)+29)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1 Items on Hand to be Liquidat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3"/>ALABA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3"/>AL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ARIZO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3"/>AR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CALIFOR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COLORAD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CONNECTICU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DELAW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3"/>DIST OF COLUMB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3"/>FLORI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GEORG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HAWAI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3"/>IDAH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ILLINOI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3"/>IND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3"/>IOW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3"/>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3"/>KENTUCK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3"/>LOUIS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3"/>MAIN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3"/>MARY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3"/>MASSACHUSET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3"/>MICHIG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3"/>MINNES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MISSISSIPP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3"/>MISSOUR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3"/>MONT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3"/>NEBR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3"/>NEVA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3"/>NEW HAMPSHI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3"/>NEW JERSE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3"/>NEW MEX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3"/>NEW YORK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3"/>NOR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3"/>NOR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OHI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3"/>OKLAHO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OREG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3"/>PENNSYLVA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3"/>RHODE IS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3"/>SOU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3"/>SOU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TENNESSE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TEX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3"/>UTA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3"/>VERMO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3"/>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3"/>WASHINGT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3"/>WEST 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3"/>WISCONSI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3"/>WYOMING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3"/>PUERTO R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3"/>GUA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3"/>VIRGIN ISLA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3"/>TOTAL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<text:s text:c="4"/>58+59+60 ... +111 <text:s text:c="4"/>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6 Federal Funds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3"/>17(a) <text:s/>Individuals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5"/>17(b) Politial Party Committees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5"/>17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5"/>17(d) the Candidate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5"/>17(e) Total contributions <text:s/>(Other than Loans)</text:p>
          </table:table-cell>
          <table:table-cell table:number-columns-repeated="2"/>
          <table:table-cell office:value-type="string" calcext:value-type="string">
            <text:p>114+115+116+117 <text:s text:c="6"/>(17(a)+17b+17c+17d)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8 Transfers from Aff/Other Party Committees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5"/>19(a) Received from or Guranteed <text:s/>by Candidate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5"/>19(b) Other Loans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5"/>19(c) Total Loans</text:p>
          </table:table-cell>
          <table:table-cell table:number-columns-repeated="2"/>
          <table:table-cell office:value-type="string" calcext:value-type="string">
            <text:p>120+121 <text:s text:c="2"/>(19(a)+19(b))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5"/>20(a) Operating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5"/>20(b) Fundraising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5"/>20(c) Legal and Accounting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5"/>20(d) Total offsets to Operating Expenditures</text:p>
          </table:table-cell>
          <table:table-cell table:number-columns-repeated="2"/>
          <table:table-cell office:value-type="string" calcext:value-type="string">
            <text:p>123+124+125 <text:s text:c="2"/>(20a+20b+20c)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1 Other Receipts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 Total Receipts</text:p>
          </table:table-cell>
          <table:table-cell table:number-columns-repeated="2"/>
          <table:table-cell office:value-type="string" calcext:value-type="string">
            <text:p>113+118+119+122+126+127 <text:s text:c="3"/>(16+17(e)+18+19(c)+20(d)+21)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3 Operating Expenditures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4 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 Fundraising Dusbursements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6 Exempt Legal and accounting Disbursements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5"/>27(a) Made or Guranteed by the Candidate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5"/>27(b) Other Repayments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5"/>27(c) Total Loan Repayments Made</text:p>
          </table:table-cell>
          <table:table-cell table:number-columns-repeated="2"/>
          <table:table-cell office:value-type="string" calcext:value-type="string">
            <text:p>133+134 <text:s text:c="2"/>(27(a)+27(b))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5"/>28(a) <text:s/>Individuals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5"/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5"/>28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5"/>28(d) Total contributions Refunds</text:p>
          </table:table-cell>
          <table:table-cell table:number-columns-repeated="2"/>
          <table:table-cell office:value-type="string" calcext:value-type="string">
            <text:p>136+137+138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 Other Disbursements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0 Total Disbursements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3"/>ALABA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3"/>AL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3"/>ARIZO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3"/>AR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3"/>CALIFOR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3"/>COLORAD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3"/>CONNECTICU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DELAW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3"/>DIST OF COLUMB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3"/>FLORI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3"/>GEORG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3"/>HAWAI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3"/>IDAH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3"/>ILLINOI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3"/>IND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3"/>IOW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3"/>KENTUCK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LOUIS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3"/>MAIN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3"/>MARY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3"/>MASSACHUSET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3"/>MICHIG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3"/>MINNES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3"/>MISSISSIPP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3"/>MISSOUR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3"/>MONT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3"/>NEBR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3"/>NEVA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3"/>NEW HAMPSHI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3"/>NEW JERSE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3"/>NEW MEX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NEW YORK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"/>NOR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3"/>NOR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OHI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3"/>OKLAHO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3"/>OREG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3"/>PENNSYLVA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3"/>RHODE IS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"/>SOU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3"/>SOU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"/>TENNESSE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3"/>TEX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"/>UTA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VERMO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3"/>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3"/>WASHINGT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3"/>WEST 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3"/>WISCONSI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"/>WYOMING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3"/>PUERTO R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3"/>GUA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3"/>VIRGIN ISLA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TOTALS</text:p>
          </table:table-cell>
          <table:table-cell table:number-columns-repeated="2"/>
          <table:table-cell office:value-type="string" calcext:value-type="string">
            <text:p>SUM OF 142..195 = 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3"/>IND/NAME <text:s text:c="3"/>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3"/>date <text:s text:c="2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L31" table:style-name="ta6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18" table:default-cell-style-name="ce1"/>
        <table:table-column table:style-name="co7" table:default-cell-style-name="ce1"/>
        <table:table-column table:style-name="co25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3P31A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IND/NAME <text:s text:c="3"/>(CONTRIB/LEND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ITEM-PG</text:p>
          </table:table-cell>
          <table:table-cell office:value-type="string" calcext:value-type="string">
            <text:p>(A/N-1) <text:s/></text:p>
          </table:table-cell>
          <table:table-cell/>
          <table:table-cell office:value-type="string" calcext:value-type="string">
            <text:p>Values: <text:s/>‘P’ <text:s/>‘G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OCC 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FAIR MARKET VALUE OF <text:s/>ITE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TRANSACTION 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REQUIRED IF 15 BLANK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TRANSDESC</text:p>
          </table:table-cell>
          <table:table-cell office:value-type="string" calcext:value-type="string">
            <text:p>(A/N-40)</text:p>
          </table:table-cell>
          <table:table-cell/>
          <table:table-cell office:value-type="string" calcext:value-type="string">
            <text:p>REQUIRED IF 14 BLANK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 <text:s/>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MEMO COD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blank <text:s/>‘X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MEMO-TEXT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X" table:style-name="ta7">
        <table:table-column table:style-name="co26" table:default-cell-style-name="ce1"/>
        <table:table-column table:style-name="co27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F3X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ALIFIED CMTE blank or X</text:p>
          </table:table-cell>
          <table:table-cell office:value-type="string" calcext:value-type="string">
            <text:p>(A-1) 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 = ‘P’ ‘G’ ‘S’ ‘R’ ‘C’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E <text:s text:c="3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TE <text:s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E <text:s text:c="3"/>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(b) Cash on Hand beginni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(c) total receipts</text:p>
          </table:table-cell>
          <table:table-cell table:number-columns-repeated="2"/>
          <table:table-cell office:value-type="string" calcext:value-type="string">
            <text:p>37 <text:s text:c="2"/>(line 19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(d) subtotal</text:p>
          </table:table-cell>
          <table:table-cell table:number-columns-repeated="2"/>
          <table:table-cell office:value-type="string" calcext:value-type="string">
            <text:p>17+18 <text:s text:c="2"/>(6b+6c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. <text:s/>total disbursements</text:p>
          </table:table-cell>
          <table:table-cell table:number-columns-repeated="2"/>
          <table:table-cell office:value-type="string" calcext:value-type="string">
            <text:p>54 <text:s text:c="2"/>(line 30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 <text:s/>Cash on Hand at Close</text:p>
          </table:table-cell>
          <table:table-cell table:number-columns-repeated="2"/>
          <table:table-cell office:value-type="string" calcext:value-type="string">
            <text:p>20-21 <text:s/>(6d -7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 <text:s/>Debts to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. Debts by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(a)i <text:s text:c="2"/>itemized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(a)ii <text:s text:c="2"/>unitemized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(a)iii <text:s/>total</text:p>
          </table:table-cell>
          <table:table-cell table:number-columns-repeated="2"/>
          <table:table-cell office:value-type="string" calcext:value-type="string">
            <text:p>24+25 <text:s text:c="2"/>(11(a)i + 11(a)ii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(d) total contributions</text:p>
          </table:table-cell>
          <table:table-cell table:number-columns-repeated="2"/>
          <table:table-cell office:value-type="string" calcext:value-type="string">
            <text:p>26+27+28 <text:s text:c="2"/>(11(a)iii+11b+11c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 Transfers from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. All loans Receive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. loan repayments receive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. offsets to Operating Expenditures <text:s/>(refunds ...)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6. Refunds of Federal contribution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7. Other Federal Receipts (dividends)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. transfers from Nonfederal Account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. Total Receipts</text:p>
          </table:table-cell>
          <table:table-cell table:number-columns-repeated="2"/>
          <table:table-cell office:value-type="string" calcext:value-type="string">
            <text:p>29+30+31+32+33+34+35+36 <text:s text:c="2"/>(11d+12+13+14+15+16+17+18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. Total Federal Receipts</text:p>
          </table:table-cell>
          <table:table-cell table:number-columns-repeated="2"/>
          <table:table-cell office:value-type="string" calcext:value-type="string">
            <text:p>37 -36 <text:s text:c="2"/>(19-18)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1(a)i <text:s/>Federal Share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1(a)ii <text:s/>non-federal share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1(b) <text:s/>other Federal operating expenditures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1(c) <text:s/>total operating expenditures</text:p>
          </table:table-cell>
          <table:table-cell table:number-columns-repeated="2"/>
          <table:table-cell office:value-type="string" calcext:value-type="string">
            <text:p>39+40+41 <text:s text:c="2"/>(21(a)i+21(a)ii+21(b))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. Transfers to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. Contributions to Federal Candidates/Cmtes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. Independent expenditur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. Coordinated Expenditures made by party Cmte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6. Loan repayments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7. Loans Made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8(a) <text:s/>Individuals/Persons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8(b) <text:s/>Political Party Committees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8(c) <text:s/>Other Political Committee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8(d) <text:s/>Total contributions refunds</text:p>
          </table:table-cell>
          <table:table-cell table:number-columns-repeated="2"/>
          <table:table-cell office:value-type="string" calcext:value-type="string">
            <text:p>49+50+51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9. <text:s/>Other disbursements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. <text:s/>Total disbursements</text:p>
          </table:table-cell>
          <table:table-cell table:number-columns-repeated="2"/>
          <table:table-cell office:value-type="string" calcext:value-type="string">
            <text:p>42+43+44+45+46+47+48+52+53 <text:s text:c="3"/>(21c+22+23+24+25+26+27+28d+29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1. Total Federal Disbursements</text:p>
          </table:table-cell>
          <table:table-cell table:number-columns-repeated="2"/>
          <table:table-cell office:value-type="string" calcext:value-type="string">
            <text:p>54 -40 <text:s text:c="2"/>(30-21(a)ii)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2. <text:s/>Total contributions</text:p>
          </table:table-cell>
          <table:table-cell table:number-columns-repeated="2"/>
          <table:table-cell office:value-type="string" calcext:value-type="string">
            <text:p>29 <text:s/>(11d)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3. <text:s/>Total Contribution Refunds</text:p>
          </table:table-cell>
          <table:table-cell table:number-columns-repeated="2"/>
          <table:table-cell office:value-type="string" calcext:value-type="string">
            <text:p>52 <text:s/>(28d)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. <text:s/>Net Contributions</text:p>
          </table:table-cell>
          <table:table-cell table:number-columns-repeated="2"/>
          <table:table-cell office:value-type="string" calcext:value-type="string">
            <text:p>56 - 57 <text:s text:c="2"/>(11d-28d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5. <text:s/>Total Federal Operating Expenditures</text:p>
          </table:table-cell>
          <table:table-cell table:number-columns-repeated="2"/>
          <table:table-cell office:value-type="string" calcext:value-type="string">
            <text:p>39+41 <text:s text:c="2"/>(21(a.ii)+21(b)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6. <text:s/>Offsets to operating Expenditures</text:p>
          </table:table-cell>
          <table:table-cell table:number-columns-repeated="2"/>
          <table:table-cell office:value-type="string" calcext:value-type="string">
            <text:p>33 <text:s text:c="2"/>(15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7. <text:s/>Net operating Expenditures</text:p>
          </table:table-cell>
          <table:table-cell table:number-columns-repeated="2"/>
          <table:table-cell office:value-type="string" calcext:value-type="string">
            <text:p>36+37 <text:s text:c="2"/>((21(a)i)+21(b) -15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(a) cash on hand Jan 1, 19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ar for above</text:p>
          </table:table-cell>
          <table:table-cell office:value-type="string" calcext:value-type="string">
            <text:p>(NUM-4 )</text:p>
          </table:table-cell>
          <table:table-cell/>
          <table:table-cell office:value-type="string" calcext:value-type="string">
            <text:p><text:s text:c="2"/>(eg 1998, 2002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(c) total receipts</text:p>
          </table:table-cell>
          <table:table-cell table:number-columns-repeated="2"/>
          <table:table-cell office:value-type="string" calcext:value-type="string">
            <text:p>81. (line 19)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(d) subtotal</text:p>
          </table:table-cell>
          <table:table-cell table:number-columns-repeated="2"/>
          <table:table-cell office:value-type="string" calcext:value-type="string">
            <text:p>62+64 (6a+6c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 Total disbursements</text:p>
          </table:table-cell>
          <table:table-cell table:number-columns-repeated="2"/>
          <table:table-cell office:value-type="string" calcext:value-type="string">
            <text:p>98 (line 30)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. <text:s/>Cash on Hand Close</text:p>
          </table:table-cell>
          <table:table-cell table:number-columns-repeated="2"/>
          <table:table-cell office:value-type="string" calcext:value-type="string">
            <text:p>65 -66 <text:s text:c="2"/>(6d -7)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1(a)i itemize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1(a)ii unitemized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1(a)iii Total</text:p>
          </table:table-cell>
          <table:table-cell table:number-columns-repeated="2"/>
          <table:table-cell office:value-type="string" calcext:value-type="string">
            <text:p>68+69 <text:s text:c="2"/>(11(a)i + 11(a)ii)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1(b) Politial Party committees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1(c) Other Political Committees(PACs)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1(d) Total contributions</text:p>
          </table:table-cell>
          <table:table-cell table:number-columns-repeated="2"/>
          <table:table-cell office:value-type="string" calcext:value-type="string">
            <text:p>70+71+72 <text:s text:c="2"/>(11(a)iii+11b+11c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. Transfers from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. All loans Received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4. loan repayments received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. offsets to Operating Expenditures (refunds)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6. Refunds of Federal contributions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. Other Federal Receipts (dividends)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. transfers from Nonfederal Account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9. Total receipts</text:p>
          </table:table-cell>
          <table:table-cell table:number-columns-repeated="2"/>
          <table:table-cell office:value-type="string" calcext:value-type="string">
            <text:p><text:s text:c="3"/>73+74+75+76+77+78+79+80 <text:s text:c="2"/>(11d+12+13+14+15+16+17+18)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 Total federal receipts</text:p>
          </table:table-cell>
          <table:table-cell table:number-columns-repeated="2"/>
          <table:table-cell office:value-type="string" calcext:value-type="string">
            <text:p>81 -80 <text:s/>(19-18)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1(a)i Federal Share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1(a)ii non-federal share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1(b) other Federal operating expenditures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1(c) Total operating Expenditures</text:p>
          </table:table-cell>
          <table:table-cell table:number-columns-repeated="2"/>
          <table:table-cell office:value-type="string" calcext:value-type="string">
            <text:p>83+84+85 <text:s text:c="2"/>(21(a)i+21(a)ii+21(b))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2. Transfers to Affiliated/OtherParty Cmtes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. Contributions to Federal Candidates/Cmtes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4. Independent Expenditures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5. Coordinated Expenditures made by party Cmtes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6. Loan repayments Made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7. Loans Made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8(a) <text:s/>individuals/Persons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8(c) Other Political <text:s/>Committees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8(d) Total contributions refunds</text:p>
          </table:table-cell>
          <table:table-cell table:number-columns-repeated="2"/>
          <table:table-cell office:value-type="string" calcext:value-type="string">
            <text:p>93+94+95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. Other Disbursements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0. Total Disbursements</text:p>
          </table:table-cell>
          <table:table-cell table:number-columns-repeated="2"/>
          <table:table-cell office:value-type="string" calcext:value-type="string">
            <text:p><text:s text:c="3"/>86+87+88+89+90+91+92+96+97 <text:s text:c="3"/>(21c+22+23+24+25+26+27+28d+29)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1. Total Federal Disbursements</text:p>
          </table:table-cell>
          <table:table-cell table:number-columns-repeated="2"/>
          <table:table-cell office:value-type="string" calcext:value-type="string">
            <text:p>98 - 84 <text:s text:c="2"/>(30 - 21(a)ii)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. <text:s text:c="3"/>32. <text:s/>Total Contributions</text:p>
          </table:table-cell>
          <table:table-cell table:number-columns-repeated="2"/>
          <table:table-cell office:value-type="string" calcext:value-type="string">
            <text:p>73 <text:s text:c="2"/>(11d)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3. <text:s/>Total Contribution Refunds</text:p>
          </table:table-cell>
          <table:table-cell table:number-columns-repeated="2"/>
          <table:table-cell office:value-type="string" calcext:value-type="string">
            <text:p>96 <text:s text:c="2"/>(28d)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4. <text:s/>Net contributions</text:p>
          </table:table-cell>
          <table:table-cell table:number-columns-repeated="2"/>
          <table:table-cell office:value-type="string" calcext:value-type="string">
            <text:p>73 -96 <text:s text:c="2"/>(11d -28d)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5. <text:s/>Total Federal Operating Expenditures</text:p>
          </table:table-cell>
          <table:table-cell table:number-columns-repeated="2"/>
          <table:table-cell office:value-type="string" calcext:value-type="string">
            <text:p>83+85 <text:s text:c="2"/>((21(a)i+21(b))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6. <text:s/>Offsets to Operating Expenditures</text:p>
          </table:table-cell>
          <table:table-cell table:number-columns-repeated="2"/>
          <table:table-cell office:value-type="string" calcext:value-type="string">
            <text:p>77 <text:s text:c="2"/>(15)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7. <text:s/>Net Operating Expenditures</text:p>
          </table:table-cell>
          <table:table-cell table:number-columns-repeated="2"/>
          <table:table-cell office:value-type="string" calcext:value-type="string">
            <text:p>103 -104 <text:s text:c="2"/>(35 -36)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ND/NAME <text:s text:c="3"/>(TREASURER)</text:p>
          </table:table-cell>
          <table:table-cell office:value-type="string" calcext:value-type="string">
            <text:p>(A/N-3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ATE <text:s text:c="2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Z" table:style-name="ta8">
        <table:table-column table:style-name="co1" table:default-cell-style-name="ce1"/>
        <table:table-column table:style-name="co28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3Z, plus T <text:s/>if it is a “total” record</text:p>
          </table:table-cell>
          <table:table-cell table:number-columns-repeated="5"/>
          <table:table-cell office:value-type="string" calcext:value-type="string">
            <text:p><text:s text:c="5"/>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EC COMMITTEE ID NUMBER (PCC)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COMMITTEE NAME (PCC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FEC COMMITTEE ID NUMBER (AUTH) (blank for totals record)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OMMITTEE NAME (AUTH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(a) 11(a)iii individuals 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(b) 11(b) Political party committe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(c) 11(c) other pol committees (PACs)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(d) 11(d) the candi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(e) 11(e) total contribu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(f) 12 <text:s/>Transfers from other auth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(g) 13(a) made or guarn <text:s/>by candi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(h) 13(b) all other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(i) 13(c) total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(j) 14 offsets to operating expe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(k) 15 Other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(l) 16 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(m) 17 Operating Expenditur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(n) 18 Transfers to other auth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(o) 19(a) made or guaranteed by c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(p) 19(b) all other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(q) 19(c) total loan repay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(r) 20(a) <text:s/>total refunds individual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(s) 20(b) Refunds Political Pty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(t) 20(c) Refunds other Polit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(u) 20(d) total contribution refu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(v) 21 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(w) 22 Total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(x) 23 COH BEGINNING REPORTING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(y) 27 cash on hand at close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(z) <text:s/>9 Debts t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(aa) 12 Debts b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(bb) 6(c) net contribu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(cc) 7(c) <text:s/>net operating expenditur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4" table:style-name="ta9">
        <table:table-column table:style-name="co1" table:default-cell-style-name="ce1"/>
        <table:table-column table:style-name="co29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4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ONVENTION TYPE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DESC <text:s/>( IF 9 IS “OTHER”)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(b) cash on hand beg <text:s/>report pe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(c) 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3 <text:s text:c="2"/>(20)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(d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4+15=16 (6b+6c=6d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4 <text:s text:c="2"/>(25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COH CLOSE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7-16 <text:s text:c="2"/>(7- 6d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 Debts to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9. = TOTALS ON SCH C AND/OR 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 Debts by</text:p>
          </table:table-cell>
          <table:table-cell table:number-columns-repeated="2"/>
          <table:table-cell office:value-type="string" calcext:value-type="string">
            <text:p>20. = TOTALS ON SCH C AND/OR D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 Convention expenditur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6 (21c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 refunds/rebates/returns relating to convention expend.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6 (17C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12(a)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1-22=23 <text:s text:c="2"/>(11-12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12(b) expend from prior years subject to limi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12(c) total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3+24=25 <text:s text:c="2"/>(12A+12B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 Federal Fu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5"/>14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5"/>14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5"/>14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7+28N=29 <text:s text:c="2"/>(14a+14b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 Transfers from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5"/>16(a) loans receiv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5"/>16(b) loan repayments receiv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5"/>16(c) subtotal loans/repay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1+32=33 <text:s text:c="2"/>(16a+16b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5"/>17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5"/>17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5"/>17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4+35=36 <text:s text:c="2"/>(17a+17b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5"/>18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5"/>18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5"/>18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7+38=39 <text:s text:c="2"/>(18a+18b)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5"/>19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5"/>19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5"/>19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0+41=42 <text:s text:c="2"/>(19a+19b)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 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6+29+30+33+36+39+42=43 <text:s text:c="2"/>(13+14c+15+16c+17c+18c+19c)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5"/>21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5"/>21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5"/>21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4+45 <text:s text:c="2"/>(21a+21b)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 Transfers to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5"/>23(a) loans mad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23(b) loan repayments mad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5"/>23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8+49=50 <text:s text:c="2"/>(23a+23b)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5"/>24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5"/>24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5"/>24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1+52=53 <text:s text:c="2"/>(24a+24b)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6+47+50+53=54 <text:s text:c="2"/>(21c+22+23c+24c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(a)Cash on H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(a) 19 -- year</text:p>
          </table:table-cell>
          <table:table-cell office:value-type="string" calcext:value-type="string">
            <text:p>(NUM-4)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(c) 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(d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6+58=59 <text:s text:c="2"/>(6a+6c=6d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7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9 (25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 COH CLOSE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9 - 60=61 <text:s text:c="2"/>(6d -7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1 Convention expenditur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5 <text:s text:c="2"/>(21c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2 refunds/rebates/returns relating to convention expend.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1 <text:s text:c="2"/>(17C)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5"/>12(a)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2 - 63=64 <text:s text:c="2"/>(11 - 12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5"/>12(b) expend from prior years subject to limi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5"/>12(c) total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4+65=66 <text:s text:c="2"/>(12a+12b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 Federal Fu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5"/>14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5 Transfers from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5"/>16(c) subtotal loans/repay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5"/>17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5"/>18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5"/>19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 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6+67+68+69+70+71+72 = 20 <text:s text:c="2"/>(13+14c+15+16c+17c+18c+19c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5"/>21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2 Transfers to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5"/>23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5"/>24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5+76+77+78=79 (21c+22+23c+24c)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IND/NAME (TREASUR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DATE 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" table:style-name="ta10">
        <table:table-column table:style-name="co1" table:default-cell-style-name="ce1"/>
        <table:table-column table:style-name="co30" table:default-cell-style-name="ce1"/>
        <table:table-column table:style-name="co18" table:default-cell-style-name="ce1"/>
        <table:table-column table:style-name="co7" table:default-cell-style-name="ce1"/>
        <table:table-column table:style-name="co3" table:number-columns-repeated="253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5 <text:s/>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NO <text:s text:c="2"/>(QUAL/NON-Q)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: <text:s/>‘ ‘ <text:s/>‘Y’ <text:s/>‘N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: <text:s/>‘P’ <text:s/>‘G’ <text:s/>‘R’ <text:s/>‘S’ <text:s/>‘C’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<text:s text:c="2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TE <text:s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TAL CONTRIBUTION total on page 1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TAL INDEP. EXPEND total on page 1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/NAME <text:s text:c="2"/>(PERSON COMPLETING FORM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TE <text:s text:c="3"/>(NOTARIZ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TE <text:s text:c="3"/>(NOTARY COMMISSION EXPIRE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D/NAME <text:s text:c="3"/>(NOTARY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6" table:style-name="ta11">
        <table:table-column table:style-name="co1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3" table:number-columns-repeated="253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5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SEQUENCE NUMBER</text:p>
          </table:table-cell>
          <table:table-cell office:value-type="string" calcext:value-type="string">
            <text:p>(NUM-10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/NAME <text:s text:c="3"/>(CONTRIBU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AMOUNT CONTRIBUTIO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7" table:style-name="ta12">
        <table:table-column table:style-name="co1" table:default-cell-style-name="ce1"/>
        <table:table-column table:style-name="co33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F5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QUENCE NUMBER</text:p>
          </table:table-cell>
          <table:table-cell office:value-type="string" calcext:value-type="string">
            <text:p>(NUM-10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/NAME <text:s text:c="3"/>(PAYE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DESC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E <text:s text:c="3"/>(OF EXPENDITURE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OUNT CONTRIBUTIO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PPORT/OPPOSE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E <text:s/>OPP=Oppose=24A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MENDE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" table:style-name="ta13">
        <table:table-column table:style-name="co1" table:default-cell-style-name="ce1"/>
        <table:table-column table:style-name="co34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6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5" table:style-name="ta14">
        <table:table-column table:style-name="co1" table:default-cell-style-name="ce1"/>
        <table:table-column table:style-name="co35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6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QUENCE NUMBER</text:p>
          </table:table-cell>
          <table:table-cell office:value-type="string" calcext:value-type="string">
            <text:p>(NUM-10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IND/NAME <text:s text:c="3"/>(CONTRIB/LEND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AMOUNT CONTRIB/LOANED AM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 office:value-type="string" calcext:value-type="string">
            <text:p><text:s/>Value=‘A’,’C’, or ’D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" table:style-name="ta15">
        <table:table-column table:style-name="co1" table:default-cell-style-name="ce1"/>
        <table:table-column table:style-name="co34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table:number-columns-repeated="2"/>
          <table:table-cell office:value-type="string" calcext:value-type="string">
            <text:p>(A/N-4)</text:p>
          </table:table-cell>
          <table:table-cell/>
          <table:table-cell office:value-type="string" calcext:value-type="string">
            <text:p>REQUIRED <text:s text:c="3"/>value = F7</text:p>
          </table:table-cell>
          <table:table-cell table:number-columns-repeated="1017"/>
        </table:table-row>
        <table:table-row table:style-name="ro1">
          <table:table-cell table:number-columns-repeated="8"/>
          <table:table-cell office:value-type="string" calcext:value-type="string">
            <text:p><text:s/>plus ‘N’, ‘A’, ‘T’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ORGANIZATION TYP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‘ ‘, C, T, L, M, V, W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ATE <text:s text:c="2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TATE <text:s text:c="2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TOTAL COS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IND/NAME <text:s text:c="3"/>(FIL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6" table:style-name="ta16"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3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 <text:s text:c="3"/></text:p>
          </table:table-cell>
          <table:table-cell office:value-type="string" calcext:value-type="string">
            <text:p>value = F7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SEQUENCE NUMBER <text:s text:c="21"/></text:p>
          </table:table-cell>
          <table:table-cell office:value-type="string" calcext:value-type="string">
            <text:p><text:s/>(NUM-10) <text:s text:c="10"/>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COMMUNICATION TYPE</text:p>
          </table:table-cell>
          <table:table-cell office:value-type="string" calcext:value-type="string">
            <text:p>(A/N-2 ) </text:p>
          </table:table-cell>
          <table:table-cell/>
          <table:table-cell office:value-type="string" calcext:value-type="string">
            <text:p>Values: DM, TP, TM, 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TRANSDESC <text:s text:c="2"/>(COMMUN SPECIFICATION)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OMMUNICATION CLASS OR CATEGORY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<text:s/>E, S, M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DATE <text:s/>(OF COMMUNIC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UPPORT/OPPOSE 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F <text:s/>OPP=Oppose=24N)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RPTPGI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Cost of communicati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" table:style-name="ta17">
        <table:table-column table:style-name="co26" table:default-cell-style-name="ce1"/>
        <table:table-column table:style-name="co39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8 <text:s/>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 CASH ON H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(a) as of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 Total assets to be liquidat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 Total (assets)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9+11 (1+2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. Year to date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 Year to date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 Total amount of debts owed by cm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 Total number of creditors owed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. Number of creditors in part II of this plan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. Total amount of debts owed to creditors in part II of pl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. Total amount to be paid to creditors in part II of this pl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. YESNO <text:s text:c="2"/>(Is the cmte terminating activities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Y DATE <text:s text:c="3"/>(PLANNED FOR TERMINATION RPT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. YESNO <text:s text:c="2"/>(If this is an authorized committee are there other authorized committees.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. DESC <text:s/>(Y IF YES list AUTH CMTE ID/NAMES)</text:p>
          </table:table-cell>
          <table:table-cell office:value-type="string" calcext:value-type="string">
            <text:p>(A/N-300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. <text:s/>YESNO <text:s text:c="2"/>(have sufficient funds to pay total amount indicated in this plan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. DESC <text:s/>(N If NO what steps will be taken to obtain the funds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 <text:s/>YESNO <text:s text:c="2"/>(Has the committee filed previous debt settlement plans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. <text:s/>YESNO <text:s/>(After disposing of all the committee's debts and obligations; will there be any residual funds?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. <text:s/>DESC (IF YES how will the funds be disbursed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RT IIIYESNO <text:s/>(Does committee have sufficient funds to pay the remaining amts to be paid or offered.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RT III DESC <text:s text:c="3"/>(N If no, what steps will be taken to obtain the funds.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easurer’s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2" table:style-name="ta18">
        <table:table-column table:style-name="co1" table:default-cell-style-name="ce1"/>
        <table:table-column table:style-name="co40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5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F8I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SEQUENCE NUMBER</text:p>
          </table:table-cell>
          <table:table-cell office:value-type="string" calcext:value-type="string">
            <text:p>(NUM-10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IND/NAME <text:s/>(CONTRIB/LEND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YPE OF CREDITOR CODE</text:p>
          </table:table-cell>
          <table:table-cell office:value-type="string" calcext:value-type="string">
            <text:p>(A-3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DATE <text:s text:c="2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MOUNT OWED TO CREDITO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MOUNT OFFERED IN SETTLEME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DESC <text:s/>(INITIAL TERMS AND NATURE OF DEB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 DESC <text:s/>(EFFORTS MADE BY CMTE TO PAY DEB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 DESC <text:s/>(STEPS TAKEN BY CREDITOR TO COLLEC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 YESNO <text:s/>(WAS THE effort made BY creditor to collect similar to other debt collection efforts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 DESC <text:s/>(N IF NO EXPLAI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 <text:s/>YESNO <text:s/>(Are the terms of the debt settlement comparable to other settlements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 DESC <text:s/>(N IF NO EXPLAI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NAME of creditor or representativ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 office:value-type="string" calcext:value-type="string">
            <text:p><text:s/>Value=‘A’,’C’, or ’D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3" table:style-name="ta19">
        <table:table-column table:style-name="co1" table:default-cell-style-name="ce1"/>
        <table:table-column table:style-name="co41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6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8II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SEQUENCE NUMBER</text:p>
          </table:table-cell>
          <table:table-cell office:value-type="string" calcext:value-type="string">
            <text:p>(NUM-10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IND/NAME <text:s/>(CONTRIB/LEND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YPE OF CREDITOR CODE</text:p>
          </table:table-cell>
          <table:table-cell office:value-type="string" calcext:value-type="string">
            <text:p>(A-3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YESNO <text:s/>(IS THIS A DISPUTED DEB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DATE <text:s text:c="3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MOUNT OWED TO CREDITO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MOUNT EXPECTED TO PAY/OFFER SETTLEME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 office:value-type="string" calcext:value-type="string">
            <text:p><text:s/>Value=‘A’,’C’, or ’D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" table:style-name="ta20">
        <table:table-column table:style-name="co1" table:default-cell-style-name="ce1"/>
        <table:table-column table:style-name="co42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SA 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 text:c="3"/>(CONTRIB/LEND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ITEM-PG-OTHER </text:p>
          </table:table-cell>
          <table:table-cell office:value-type="string" calcext:value-type="string">
            <text:p>(A/N-1) <text:s/></text:p>
          </table:table-cell>
          <table:table-cell/>
          <table:table-cell office:value-type="string" calcext:value-type="string">
            <text:p>Values: <text:s/>‘P’ <text:s/>‘G’ <text:s/>‘O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PG-OTHER-DESCRIPTION</text:p>
          </table:table-cell>
          <table:table-cell office:value-type="string" calcext:value-type="string">
            <text:p>(A/N-20)</text:p>
          </table:table-cell>
          <table:table-cell/>
          <table:table-cell office:value-type="string" calcext:value-type="string">
            <text:p>REQUIRED if Field 9 = ‘O’ Values: “Special”, “Runof”, 1980+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INDOCC 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AGGR <text:s/>YTD AMOUNT (TOTAL FOR THE YEAR)</text:p>
          </table:table-cell>
          <table:table-cell office:value-type="string" calcext:value-type="string">
            <text:p>(AMT-12) 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AMOUNT RECEIVED <text:s text:c="4"/>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RECEIPT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REQUIRED IF 17 BLAN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TRANSDESC</text:p>
          </table:table-cell>
          <table:table-cell office:value-type="string" calcext:value-type="string">
            <text:p>(A/N-40)</text:p>
          </table:table-cell>
          <table:table-cell/>
          <table:table-cell office:value-type="string" calcext:value-type="string">
            <text:p>REQUIRED IF 16 BLANK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 <text:s/>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MEMO COD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blank <text:s/>‘X’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MEMO-TEXT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B" table:style-name="ta21">
        <table:table-column table:style-name="co1" table:default-cell-style-name="ce1"/>
        <table:table-column table:style-name="co43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B <text:s/>plus lines on the detailed summary page for <text:s/>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 text:c="3"/>(RECIPI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DISBURS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REQUIRED IF 10 BLANK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TRANSDESC</text:p>
          </table:table-cell>
          <table:table-cell office:value-type="string" calcext:value-type="string">
            <text:p>(A/N-40)</text:p>
          </table:table-cell>
          <table:table-cell/>
          <table:table-cell office:value-type="string" calcext:value-type="string">
            <text:p>REQUIRED IF <text:s/>9 BLANK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TEM-PG-OTHER </text:p>
          </table:table-cell>
          <table:table-cell office:value-type="string" calcext:value-type="string">
            <text:p>(A/N-1) <text:s/></text:p>
          </table:table-cell>
          <table:table-cell/>
          <table:table-cell office:value-type="string" calcext:value-type="string">
            <text:p>Values: <text:s/>‘P’ <text:s/>‘G’ <text:s/>‘O’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PG-OTHER-DESCRIPTION</text:p>
          </table:table-cell>
          <table:table-cell office:value-type="string" calcext:value-type="string">
            <text:p>(A/N-20)</text:p>
          </table:table-cell>
          <table:table-cell/>
          <table:table-cell office:value-type="string" calcext:value-type="string">
            <text:p>REQUIRED if Field 9 = ‘O’ <text:s/>Values: “Special”, “Runof”, 1980+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DATE <text:s text:c="3"/>(OF DISBURSEMENT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AMOUNT DISBURSED CONTRIB/LO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FEC COMMITTEE <text:s/>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MEMO CODE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MEMO TEXT</text:p>
          </table:table-cell>
          <table:table-cell office:value-type="string" calcext:value-type="string">
            <text:p>(A/N-100)</text:p>
          </table:table-cell>
          <table:table-cell/>
          <table:table-cell office:value-type="string" calcext:value-type="string">
            <text:p>Value: <text:s/>blank <text:s/>‘X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22">
        <table:table-column table:style-name="co44" table:default-cell-style-name="ce1"/>
        <table:table-column table:style-name="co9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C/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REFERENCE ID NUMBER</text:p>
          </table:table-cell>
          <table:table-cell office:value-type="string" calcext:value-type="string">
            <text:p>(NUM-10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IND/NAME <text:s text:c="3"/>(LOAN SOURC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ELECTION (PGI)</text:p>
          </table:table-cell>
          <table:table-cell table:number-columns-repeated="2"/>
          <table:table-cell office:value-type="string" calcext:value-type="string">
            <text:p>CODE (P,G,R,S,O)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PGI SPECIFICATION DESCRIPTION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ORIG <text:s/>AMT OF LOA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PAYMENT TO 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LOAN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DATE <text:s text:c="2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DATE <text:s text:c="2"/>(DUE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LOAN INTEREST RATE <text:s/>PERCENTAGE</text:p>
          </table:table-cell>
          <table:table-cell office:value-type="string" calcext:value-type="string">
            <text:p>(NUM-5) <text:s/>)</text:p>
          </table:table-cell>
          <table:table-cell/>
          <table:table-cell office:value-type="string" calcext:value-type="string">
            <text:p>(4-decimal places w/wo explicit decimal point (eg. .0500 or 0865 <text:s/>interpreted as 5% or 8.65%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YESNO (SECURED LOAN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IND/NAME (ENDORSER/GUARAN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AMT GUARANTEED BAL <text:s/>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IND/NAME (ENDORSER/GUARAN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AMT GUARANTEED BAL <text:s/>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3"/>IND/NAME (ENDORSER/GUARAN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MT GUARANTEED BAL <text:s/>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=‘A’,’C’, or ’D’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" table:style-name="ta23">
        <table:table-column table:style-name="co1" table:default-cell-style-name="ce1"/>
        <table:table-column table:style-name="co45" table:default-cell-style-name="ce1"/>
        <table:table-column table:style-name="co18" table:default-cell-style-name="ce1"/>
        <table:table-column table:style-name="co3" table:number-columns-repeated="254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SC1/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ERENCE ID NUMBER</text:p>
          </table:table-cell>
          <table:table-cell office:value-type="string" calcext:value-type="string">
            <text:p>(NUM-10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2"/>(Same as Ref ID <text:s/>on Schedule C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/NAME <text:s text:c="3"/>(LOAN SOURC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T OF LO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AN INTEREST RATE PERCENT</text:p>
          </table:table-cell>
          <table:table-cell office:value-type="string" calcext:value-type="string">
            <text:p>(NUM-5)</text:p>
          </table:table-cell>
          <table:table-cell/>
          <table:table-cell office:value-type="string" calcext:value-type="string">
            <text:p>(4-decimal places w/wo explicit decimal point (eg. .0500 or 0865 interpreted as 5% or 8.65%)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E <text:s text:c="3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E <text:s text:c="3"/>(DUE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. YESNO <text:s/>(LOAN RESTRUCTURED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E <text:s text:c="2"/>(OF ORIGINAL LOA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.1. CREDIT AMOUNT THIS DRAW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.2. TOTAL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. YESNO <text:s text:c="2"/>(OTHERS LIABLE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. YESNO <text:s/>(COLLATERAL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.1 DESC <text:s/>(COLLATERAL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.2 COLLATERAL VALUE/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.3 <text:s/>YESNO <text:s/>(PERFECTED INTEREST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.1 <text:s/>YESNO <text:s/>(FUTURE INCOME PLEDGED AS COLLATERAL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.2 <text:s/>DESC <text:s/>(SPECIFICATION OF THE ABOVE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3 ESTIMATED VALU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.4 DATE (Depository account establish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.5 IND/NAME <text:s text:c="3"/>(ACCOUNT LOCATION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.6 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.7 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.8 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.9 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10 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.11 DEP ACCT AUTH DATE <text:s text:c="2"/>(Presidential)</text:p>
          </table:table-cell>
          <table:table-cell office:value-type="string" calcext:value-type="string">
            <text:p>(NUM-8)</text:p>
          </table:table-cell>
          <table:table-cell/>
          <table:table-cell office:value-type="string" calcext:value-type="string">
            <text:p>(Form C-P-1 only) Depository account authorization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. DESC <text:s/>(IF NECESS. STATE BASIS OF LOA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. IND/NAME <text:s text:c="3"/>(TREASUR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. 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. AUTH NAME <text:s text:c="2"/>(Lending Inst Representativ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. AUTH TITLE <text:s text:c="2"/>(Lending Inst Representative)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. AUTH 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" table:style-name="ta24">
        <table:table-column table:style-name="co1" table:default-cell-style-name="ce1"/>
        <table:table-column table:style-name="co46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D <text:s/>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 text:c="3"/>(DEBTOR/CREDI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NATURE/PURPOSE DEBT DESCRIPTION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4"/>BEGINNING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INCURRED THIS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PAYMENT THIS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BALANCE AT CLOS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AMENDED</text:p>
          </table:table-cell>
          <table:table-cell table:number-columns-repeated="2"/>
          <table:table-cell office:value-type="string" calcext:value-type="string">
            <text:p>(A/N-1) Value=‘A’,’C’, or ’D’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" table:style-name="ta25">
        <table:table-column table:style-name="co1" table:default-cell-style-name="ce1"/>
        <table:table-column table:style-name="co47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E 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IND/NAME <text:s text:c="3"/>(PAYE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TRANSDESC 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SUPPORT/OPPOSE <text:s text:c="2"/>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E <text:s/>OPP=Oppose=24A <text:s text:c="2"/>UNI=Unitemized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IND/NAME <text:s text:c="2"/>(PERSON COMPLETING FORM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DATE <text:s text:c="3"/>(NOTARIZ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DATE <text:s text:c="3"/>(NOTARY COMMISSION EXPIRE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IND/NAME <text:s text:c="3"/>(NOTARY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 office:value-type="string" calcext:value-type="string">
            <text:p><text:s/>Value=‘A’,’C’, or ’D’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26">
        <table:table-column table:style-name="co1" table:default-cell-style-name="ce1"/>
        <table:table-column table:style-name="co48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SF <text:s/>plus lines on the detailed summary page for the various reports of receipts and disbursements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NO <text:s/>(HAS FILER BEEN DESIG. TO MAKE CORD. EXPEND.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C COMMITTEE ID NUMBER DESIGNATING CMTE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/NAME <text:s text:c="3"/>(PAYE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GG. GEN. ELE. 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DESC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ENDED</text:p>
          </table:table-cell>
          <table:table-cell office:value-type="string" calcext:value-type="string">
            <text:p>(A/N-1) </text:p>
          </table:table-cell>
          <table:table-cell office:value-type="string" calcext:value-type="string">
            <text:p>Value=‘A’,’C’, or ’D’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1" table:style-name="ta27">
        <table:table-column table:style-name="co49" table:default-cell-style-name="ce1"/>
        <table:table-column table:style-name="co50" table:default-cell-style-name="ce1"/>
        <table:table-column table:style-name="co3" table:number-columns-repeated="2" table:default-cell-style-name="ce1"/>
        <table:table-column table:style-name="co51" table:default-cell-style-name="ce1"/>
        <table:table-column table:style-name="co3" table:number-columns-repeated="252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H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NAT PARTY CMTES %</text:p>
          </table:table-cell>
          <table:table-cell office:value-type="string" calcext:value-type="string">
            <text:p>(NUM-5 ) </text:p>
          </table:table-cell>
          <table:table-cell/>
          <table:table-cell office:value-type="string" calcext:value-type="string">
            <text:p>Blank or 65 or 60 (up to 4-decimal places w/wo explicit decimal point (eg. .60 or 6500 interpreted as 60% or 65%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HSE/SEN PTY CMTES MINIMUM FED %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Blank or 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HSE/SEN PTY CMTES PERCENTAGE ESTIMATED FEDERAL CAN SUPPORT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HSE/SEN PTY CMTES PERCENTAGE ESTIMATED NON-FEDERAL CAN SUPPORT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HSE/SEN PTY CMTES ACTUAL FEDERAL CAN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HSE/SEN PTY CMTES ACTUAL NON-FEDERAL CAN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HSE/SEN PTY CMTES PERCENTAGE ACTUAL <text:s/>FEDERAL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SEP <text:s/>SEG FUNDS &amp; PERCENTAGE NON-CONNECTED CMTES ESTIMATED FEDERAL CANDIDATE <text:s/>SUPPORT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SEP <text:s/>SEG FUNDS &amp; PERCENTAGE NON-CONNECTED CMTES ESTIMATED NON-FEDERAL CANDIDATE SUPPORT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SEP <text:s/>SEG FUNDS &amp; NON-CONNECTED CMTES ACTUAL FEDERAL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SEP <text:s/>SEG FUNDS &amp; NON-CONNECTED CMTES ACTUAL NON-FEDERAL CANDIDATE <text:s/>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SEP <text:s/>SEG FUNDS &amp; PERCENTAGE NON-CONNECTED CMTES ACTUAL FEDERAL CANDIDATE <text:s/>SUPPORT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 BALLOT COMP PRES 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 BALLOT COMP SEN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 BALLOT COMP HSE <text:s text:c="2"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 SUBTOTAL-FED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 - 3 <text:s/>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 BALLOT COMP GOV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 OTHER STATEWIDE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, 1 OR 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 STATE SENATE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 STATE REP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 LOCAL CANDIDATES <text:s/>BLANK, 1 OR 2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 EXTRA NON-FED POINT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 SUBTOTAL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 TOTAL POINTS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FEDERAL ALLOCATION PERCENTAGE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12"/></text:p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19+20+21+22+23+24 <text:s text:c="5"/>(5+6+7+8+9+10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8+25 <text:s text:c="5"/>(4+11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IELD 18 <text:s/>/ FIELD 26 <text:s text:c="3"/>(4 / 12)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2" table:style-name="ta28">
        <table:table-column table:style-name="co52" table:default-cell-style-name="ce1"/>
        <table:table-column table:style-name="co53" table:default-cell-style-name="ce1"/>
        <table:table-column table:style-name="co6" table:default-cell-style-name="ce1"/>
        <table:table-column table:style-name="co7" table:default-cell-style-name="ce1"/>
        <table:table-column table:style-name="co54" table:default-cell-style-name="ce1"/>
        <table:table-column table:style-name="co55" table:number-columns-repeated="252" table:default-cell-style-name="ce1"/>
        <table:table-column table:style-name="co55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H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 text:c="4"/>(ACTIVITY/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YESNO <text:s/>(ACTIVITY IS FUNDRAISING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YESNO <text:s/>(ACTIVITY IS EXEMP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YESNO <text:s/>(ACT <text:s/>DIRECT CAN SUPPOR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ATIO CODE (N,R,S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FEDERAL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(up to 4-decimal places w/wo explicit decimal point (eg. .60 or 6500 interpreted as 60% or 65%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NON-FEDERAL PERCENTAGE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3" table:style-name="ta29">
        <table:table-column table:style-name="co56" table:default-cell-style-name="ce1"/>
        <table:table-column table:style-name="co57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s: <text:s/>H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/NAME <text:s text:c="2"/>(OF ACCOU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E <text:s text:c="2"/>(OF RECEIPT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TAL AMOUNT TRANSFER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) ADMIN/VOTER DRIV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) a. IND/NAME 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) b. <text:s/>IND/NAME 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I) c. <text:s/>IND/NAME 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I) d. <text:s/>IND/NAME 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T DIRECT FUNDRAISING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II) a. <text:s/>IND/NAME <text:s/>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) b. <text:s/>IND/NAME <text:s/>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II) c. <text:s/>IND/NAME <text:s/>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II) d. <text:s/>IND/NAME <text:s text:c="2"/>(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IVITY/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MOUNT TRANSFERRED FOR THIS ACTIVIT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T EXEMPT ACTIVITY DIRECT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=‘A’,’C’, or ’D’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4" table:style-name="ta30">
        <table:table-column table:style-name="co44" table:default-cell-style-name="ce1"/>
        <table:table-column table:style-name="co58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 text:c="4"/>value = H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/>(PAYEE)</text:p>
          </table:table-cell>
          <table:table-cell office:value-type="string" calcext:value-type="string">
            <text:p>(A/N-38 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PURPOSE/EVENT </text:p>
          </table:table-cell>
          <table:table-cell office:value-type="string" calcext:value-type="string">
            <text:p>(A/N-40 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EVENT NUMBER</text:p>
          </table:table-cell>
          <table:table-cell office:value-type="string" calcext:value-type="string">
            <text:p>(A/N-1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TOTAL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FEDERAL SH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NON-FEDERAL SH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YESNO <text:s/>(ACTIVITY IS ADMIN/VOTER DRIVE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YESNO <text:s/>(ACTIVITY IS FUNDRAISING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YESNO <text:s/>(ACTIVITY IS EXEMP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YESNO <text:s/>(ACT <text:s/>DIRECT CAN SUPPOR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EVENT YEAR-TO-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ADDITIONAL DESCRIPTION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" table:style-name="ta31">
        <office:forms form:automatic-focus="false" form:apply-design-mode="false"/>
        <table:table-column table:style-name="co1" table:default-cell-style-name="ce1"/>
        <table:table-column table:style-name="co59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S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C COMMITTEE ID NUMBER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k Account ID Number</text:p>
          </table:table-cell>
          <table:table-cell office:value-type="string" calcext:value-type="string">
            <text:p>(A/N 16)</text:p>
          </table:table-cell>
          <table:table-cell/>
          <table:table-cell office:value-type="string" calcext:value-type="string">
            <text:p>(This is the Bank’s Acct #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 of <text:s/>(ACCOUNT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Must have non-federal in text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E <text:s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E <text:s/>(COVERAGE TO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 <text:s/>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 <text:s/>Transfers to FED or allocation account for allocable exp.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 <text:s/>Transfers to state/local Party organiza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 <text:s/>Direct state/local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. <text:s/>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.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8+9+10+11 <text:s text:c="4"/>(2+3+4+5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 <text:s/>Beginn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. <text:s/>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14 <text:s/>(LINE 8) = FIELD 7 <text:s/>(LINE 1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. <text:s/>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16 <text:s/>(LINE 10) = FIELD 12 <text:s/>(LINE 6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. End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 <text:s/>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 <text:s/>Transfers to FED or allocation account for allocable exp.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 <text:s/>Transfers to state/local Party organiza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 <text:s/>Direct state/local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. <text:s/>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.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9+20+21+22 <text:s text:c="4"/>(2+3+4+5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 <text:s/>Beginning COH (as of Jan 1)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 <text:s/>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25 <text:s/>(LINE 8) = FIELD 18 <text:s/>(LINE 1 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. <text:s/>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.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27 <text:s/>(LINE 10) = FIELD 23 <text:s/>(LINE 6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. End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MENDE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=‘A’,’C’, or ’D’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Times New Roman" fo:font-size="12pt" style:font-name-asian="Droid Sans" style:font-size-asian="12pt" style:font-name-complex="Free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1" style:display-name="PageStyle_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1M" style:display-name="PageStyle_F1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2" style:display-name="PageStyle_F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" style:display-name="PageStyle_F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P" style:display-name="PageStyle_F3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PL31" style:display-name="PageStyle_F3PL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X" style:display-name="PageStyle_F3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3Z" style:display-name="PageStyle_F3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4" style:display-name="PageStyle_F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" style:display-name="PageStyle_F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6" style:display-name="PageStyle_F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7" style:display-name="PageStyle_F5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6" style:display-name="PageStyle_F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65" style:display-name="PageStyle_F6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7" style:display-name="PageStyle_F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76" style:display-name="PageStyle_F7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" style:display-name="PageStyle_F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2" style:display-name="PageStyle_F8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83" style:display-name="PageStyle_F8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B" style:display-name="PageStyle_S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1" style:display-name="PageStyle_SC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D" style:display-name="PageStyle_S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F" style:display-name="PageStyle_S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1" style:display-name="PageStyle_SH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2" style:display-name="PageStyle_SH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3" style:display-name="PageStyle_SH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4" style:display-name="PageStyle_SH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" style:display-name="PageStyle_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3-24T11:48:19</meta:creation-date>
    <dc:creator> </dc:creator>
    <dc:date>2009-03-31T07:51:26</dc:date>
    <meta:generator>LibreOffice/4.1.1.1$Linux_X86_64 LibreOffice_project/410m0$Build-1</meta:generator>
    <meta:document-statistic meta:table-count="31" meta:cell-count="3744" meta:object-count="0"/>
  </office:meta>
</office:document-meta>
</file>